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2" style:family="paragraph" style:parent-style-name="Heading_20_2">
      <style:text-properties fo:color="#003d73" fo:font-size="18pt" style:font-size-asian="18pt" style:font-size-complex="18pt"/>
    </style:style>
    <style:style style:name="P3" style:family="paragraph" style:parent-style-name="Text_20_body" style:list-style-name="L11">
      <style:paragraph-properties fo:margin-top="0cm" fo:margin-bottom="0cm" loext:contextual-spacing="false" fo:orphans="2" fo:widows="2"/>
      <style:text-properties fo:font-variant="normal" fo:text-transform="none" fo:color="#ed1c24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fo:letter-spacing="normal"/>
    </style:style>
    <style:style style:name="P5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fo:letter-spacing="normal"/>
    </style:style>
    <style:style style:name="P6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fo:letter-spacing="normal"/>
    </style:style>
    <style:style style:name="P7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fo:letter-spacing="normal"/>
    </style:style>
    <style:style style:name="P8" style:family="paragraph" style:parent-style-name="Text_20_body" style:list-style-name="L7">
      <style:paragraph-properties fo:margin-top="0cm" fo:margin-bottom="0.423cm" loext:contextual-spacing="false" fo:orphans="2" fo:widows="2"/>
      <style:text-properties fo:font-variant="normal" fo:text-transform="none" fo:color="#24292e" fo:letter-spacing="normal"/>
    </style:style>
    <style:style style:name="P9" style:family="paragraph" style:parent-style-name="Text_20_body" style:list-style-name="L5">
      <style:paragraph-properties fo:margin-top="0cm" fo:margin-bottom="0.423cm" loext:contextual-spacing="false" fo:orphans="2" fo:widows="2"/>
      <style:text-properties fo:font-variant="normal" fo:text-transform="none" fo:color="#ed1c24" fo:letter-spacing="normal"/>
    </style:style>
    <style:style style:name="P10" style:family="paragraph" style:parent-style-name="Text_20_body" style:list-style-name="L11">
      <style:paragraph-properties fo:margin-top="0cm" fo:margin-bottom="0.423cm" loext:contextual-spacing="false" fo:orphans="2" fo:widows="2"/>
      <style:text-properties fo:font-variant="normal" fo:text-transform="none" fo:color="#ed1c24" style:font-name="apple-system" fo:font-size="12pt" fo:letter-spacing="normal" fo:font-style="normal" fo:font-weight="normal"/>
    </style:style>
    <style:style style:name="P11" style:family="paragraph" style:parent-style-name="Text_20_body" style:list-style-name="L6">
      <style:paragraph-properties fo:margin-top="0cm" fo:margin-bottom="0.423cm" loext:contextual-spacing="false" fo:orphans="2" fo:widows="2"/>
      <style:text-properties fo:font-variant="normal" fo:text-transform="none" fo:color="#72bf44" fo:letter-spacing="normal"/>
    </style:style>
    <style:style style:name="P12" style:family="paragraph" style:parent-style-name="Text_20_body" style:list-style-name="L8">
      <style:paragraph-properties fo:margin-top="0cm" fo:margin-bottom="0.423cm" loext:contextual-spacing="false" fo:orphans="2" fo:widows="2"/>
      <style:text-properties fo:font-variant="normal" fo:text-transform="none" fo:color="#72bf44" style:font-name="apple-system" fo:font-size="12pt" fo:letter-spacing="normal" fo:font-style="normal" fo:font-weight="normal"/>
    </style:style>
    <style:style style:name="P13" style:family="paragraph" style:parent-style-name="Text_20_body" style:list-style-name="L9">
      <style:paragraph-properties fo:margin-top="0cm" fo:margin-bottom="0.423cm" loext:contextual-spacing="false" fo:orphans="2" fo:widows="2"/>
      <style:text-properties fo:font-variant="normal" fo:text-transform="none" fo:color="#72bf44" style:font-name="apple-system" fo:font-size="12pt" fo:letter-spacing="normal" fo:font-style="normal" fo:font-weight="normal"/>
    </style:style>
    <style:style style:name="P14" style:family="paragraph" style:parent-style-name="Text_20_body" style:list-style-name="L10">
      <style:paragraph-properties fo:margin-top="0cm" fo:margin-bottom="0.423cm" loext:contextual-spacing="false" fo:orphans="2" fo:widows="2"/>
      <style:text-properties fo:font-variant="normal" fo:text-transform="none" fo:color="#72bf44" style:font-name="apple-system" fo:font-size="12pt" fo:letter-spacing="normal" fo:font-style="normal" fo:font-weight="normal"/>
    </style:style>
    <style:style style:name="P15" style:family="paragraph" style:parent-style-name="Text_20_body" style:list-style-name="L13">
      <style:paragraph-properties fo:margin-top="0cm" fo:margin-bottom="0.423cm" loext:contextual-spacing="false" fo:orphans="2" fo:widows="2"/>
      <style:text-properties fo:font-variant="normal" fo:text-transform="none" fo:color="#72bf44" style:font-name="apple-system" fo:font-size="12pt" fo:letter-spacing="normal" fo:font-style="normal" fo:font-weight="normal"/>
    </style:style>
    <style:style style:name="P16" style:family="paragraph" style:parent-style-name="Text_20_body" style:list-style-name="L9">
      <style:paragraph-properties fo:margin-top="0cm" fo:margin-bottom="0.423cm" loext:contextual-spacing="false" fo:orphans="2" fo:widows="2"/>
    </style:style>
    <style:style style:name="P17" style:family="paragraph" style:parent-style-name="Text_20_body" style:list-style-name="L13">
      <style:paragraph-properties fo:margin-top="0cm" fo:margin-bottom="0.423cm" loext:contextual-spacing="false" fo:orphans="2" fo:widows="2"/>
    </style:style>
    <style:style style:name="P18" style:family="paragraph" style:parent-style-name="Text_20_body" style:list-style-name="L4">
      <style:paragraph-properties fo:margin-top="0.079cm" fo:margin-bottom="0.247cm" loext:contextual-spacing="false" fo:orphans="2" fo:widows="2"/>
      <style:text-properties fo:font-variant="normal" fo:text-transform="none" fo:color="#24292e" fo:letter-spacing="normal"/>
    </style:style>
    <style:style style:name="P19" style:family="paragraph" style:parent-style-name="Text_20_body" style:list-style-name="L6">
      <style:paragraph-properties fo:margin-top="0.079cm" fo:margin-bottom="0.247cm" loext:contextual-spacing="false" fo:orphans="2" fo:widows="2"/>
      <style:text-properties fo:font-variant="normal" fo:text-transform="none" fo:color="#24292e" fo:letter-spacing="normal"/>
    </style:style>
    <style:style style:name="P20" style:family="paragraph" style:parent-style-name="Text_20_body" style:list-style-name="L7">
      <style:paragraph-properties fo:margin-top="0.079cm" fo:margin-bottom="0.247cm" loext:contextual-spacing="false" fo:orphans="2" fo:widows="2"/>
      <style:text-properties fo:font-variant="normal" fo:text-transform="none" fo:color="#24292e" fo:letter-spacing="normal"/>
    </style:style>
    <style:style style:name="P21" style:family="paragraph" style:parent-style-name="Text_20_body" style:list-style-name="L1">
      <style:paragraph-properties fo:margin-top="0.079cm" fo:margin-bottom="0.247cm" loext:contextual-spacing="false" fo:orphans="2" fo:widows="2"/>
      <style:text-properties fo:font-variant="normal" fo:text-transform="none" fo:color="#72bf44" fo:letter-spacing="normal"/>
    </style:style>
    <style:style style:name="P22" style:family="paragraph" style:parent-style-name="Text_20_body" style:list-style-name="L2">
      <style:paragraph-properties fo:margin-top="0.079cm" fo:margin-bottom="0.247cm" loext:contextual-spacing="false" fo:orphans="2" fo:widows="2"/>
      <style:text-properties fo:font-variant="normal" fo:text-transform="none" fo:color="#72bf44" fo:letter-spacing="normal"/>
    </style:style>
    <style:style style:name="P23" style:family="paragraph" style:parent-style-name="Text_20_body" style:list-style-name="L3">
      <style:paragraph-properties fo:margin-top="0.079cm" fo:margin-bottom="0.247cm" loext:contextual-spacing="false" fo:orphans="2" fo:widows="2"/>
      <style:text-properties fo:font-variant="normal" fo:text-transform="none" fo:color="#ed1c24" fo:letter-spacing="normal"/>
    </style:style>
    <style:style style:name="P24" style:family="paragraph" style:parent-style-name="Text_20_body" style:list-style-name="L4">
      <style:paragraph-properties fo:margin-top="0.079cm" fo:margin-bottom="0.247cm" loext:contextual-spacing="false" fo:orphans="2" fo:widows="2"/>
      <style:text-properties fo:font-variant="normal" fo:text-transform="none" fo:color="#00aaad" fo:letter-spacing="normal"/>
    </style:style>
    <style:style style:name="P2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72bf44" style:font-name="apple-system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ed1c24" style:font-name="apple-system" fo:font-size="12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9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0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1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2" style:family="paragraph" style:parent-style-name="Text_20_body" style:list-style-name="L1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3" style:family="paragraph" style:parent-style-name="Heading_20_3">
      <style:text-properties fo:font-variant="normal" fo:text-transform="none" fo:color="#24292e" style:font-name="apple-system" fo:letter-spacing="normal" fo:font-style="normal" fo:font-weight="bold"/>
    </style:style>
    <style:style style:name="P34" style:family="paragraph" style:parent-style-name="Heading_20_3">
      <style:text-properties fo:font-variant="normal" fo:text-transform="none" fo:color="#003d73" style:font-name="apple-system" fo:letter-spacing="normal" fo:font-style="normal" fo:font-weight="bold" officeooo:paragraph-rsid="0005d32e"/>
    </style:style>
    <style:style style:name="P35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officeooo:rsid="0005d32e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24292e" style:font-name="apple-system" fo:letter-spacing="normal" fo:font-style="normal" fo:font-weight="bold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bold"/>
    </style:style>
    <style:style style:name="T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font-name="apple-system" fo:letter-spacing="normal" fo:font-style="normal" fo:font-weight="bold"/>
    </style:style>
    <style:style style:name="T10" style:family="text">
      <style:text-properties fo:font-variant="normal" fo:text-transform="none" style:font-name="apple-system" fo:font-size="12pt" fo:letter-spacing="normal" fo:font-style="normal" fo:font-weight="normal"/>
    </style:style>
    <style:style style:name="T11" style:family="text">
      <style:text-properties fo:font-variant="normal" fo:text-transform="none" style:font-name="apple-system" fo:font-size="12pt" fo:letter-spacing="normal" fo:font-style="normal" fo:font-weight="bold"/>
    </style:style>
    <style:style style:name="T12" style:family="text">
      <style:text-properties fo:font-variant="normal" fo:text-transform="none" fo:color="#72bf44" style:font-name="apple-system" fo:font-size="12pt" fo:letter-spacing="normal" fo:font-style="normal" fo:font-weight="normal"/>
    </style:style>
    <style:style style:name="T13" style:family="text">
      <style:text-properties fo:font-variant="normal" fo:text-transform="none" fo:color="#72bf44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72bf44" style:font-name="SFMono-Regular" fo:font-size="9.75pt" fo:letter-spacing="normal" fo:font-style="normal" fo:font-weight="bold"/>
    </style:style>
    <style:style style:name="T15" style:family="text">
      <style:text-properties fo:font-variant="normal" fo:text-transform="none" fo:color="#72bf44" style:font-name="SFMono-Regular" fo:font-size="9.75pt" fo:letter-spacing="normal" fo:font-style="normal" fo:font-weight="normal"/>
    </style:style>
    <style:style style:name="T16" style:family="text">
      <style:text-properties fo:font-variant="normal" fo:text-transform="none" fo:color="#ed1c24" style:font-name="SFMono-Regular" fo:font-size="9.75pt" fo:letter-spacing="normal" fo:font-style="normal" fo:font-weight="normal"/>
    </style:style>
    <style:style style:name="T17" style:family="text">
      <style:text-properties fo:font-variant="normal" fo:text-transform="none" fo:color="#ed1c24" style:font-name="SFMono-Regular" fo:font-size="9.75pt" fo:letter-spacing="normal" fo:font-style="normal" fo:font-weight="bold"/>
    </style:style>
    <style:style style:name="T18" style:family="text">
      <style:text-properties fo:font-variant="normal" fo:text-transform="none" fo:color="#ed1c24" style:font-name="apple-system" fo:font-size="12pt" fo:letter-spacing="normal" fo:font-style="normal" fo:font-weight="normal"/>
    </style:style>
    <style:style style:name="T19" style:family="text">
      <style:text-properties fo:font-variant="normal" fo:text-transform="none" fo:color="#ed1c24" style:font-name="apple-system" fo:font-size="12pt" fo:letter-spacing="normal" fo:font-style="normal" fo:font-weight="bold"/>
    </style:style>
    <style:style style:name="T20" style:family="text">
      <style:text-properties fo:font-variant="normal" fo:text-transform="none" style:font-name="SFMono-Regular" fo:font-size="9.75pt" fo:letter-spacing="normal" fo:font-style="normal" fo:font-weight="bold"/>
    </style:style>
    <style:style style:name="T21" style:family="text">
      <style:text-properties fo:font-variant="normal" fo:text-transform="none" style:font-name="SFMono-Regular" fo:font-size="9.75pt" fo:letter-spacing="normal" fo:font-style="normal" fo:font-weight="normal"/>
    </style:style>
    <style:style style:name="T22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23" style:family="text">
      <style:text-properties fo:color="#72bf44"/>
    </style:style>
    <style:style style:name="T24" style:family="text">
      <style:text-properties fo:color="#72bf44" style:font-name="apple-system" fo:font-size="12pt" fo:font-style="normal" fo:font-weight="normal"/>
    </style:style>
    <style:style style:name="T25" style:family="text">
      <style:text-properties fo:color="#ed1c24" style:font-name="apple-system" fo:font-size="12pt" fo:font-style="normal" fo:font-weight="normal"/>
    </style:style>
    <style:style style:name="T26" style:family="text">
      <style:text-properties fo:color="#00aaad" style:font-name="apple-system" fo:font-size="12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i">
        <style:list-level-properties text:space-before="2.494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3"><text:span text:style-name="T2">OBJETIVOS DE APRENDIZAJE</text:span></text:h>
      <text:h text:style-name="P33" text:outline-level="3">UX</text:h>
      <text:list xml:id="list1390476924" text:style-name="L1">
        <text:list-item>
          <text:p text:style-name="P4"> <text:span text:style-name="T24">Diseñar la aplicación pensando y entendiendo al usuario.</text:span></text:p>
        </text:list-item>
        <text:list-item>
          <text:p text:style-name="P21"> <text:span text:style-name="T1">Crear prototipos para obtener feedback e iterar.</text:span></text:p>
        </text:list-item>
        <text:list-item>
          <text:p text:style-name="P21"> <text:span text:style-name="T1">Aplicar los principios de diseño visual (contraste, alineación, jerarquía).</text:span></text:p>
        </text:list-item>
      </text:list>
      <text:h text:style-name="P35" text:outline-level="3"><text:bookmark text:name="user-content-html-y-css"/>HTML y CSS</text:h>
      <text:list xml:id="list2116995034" text:style-name="L2">
        <text:list-item>
          <text:p text:style-name="P5"> <text:span text:style-name="T24">Uso correcto de HTML semántico.</text:span></text:p>
        </text:list-item>
        <text:list-item>
          <text:p text:style-name="P22"> <text:span text:style-name="T1">Uso de selectores de CSS.</text:span></text:p>
        </text:list-item>
        <text:list-item>
          <text:p text:style-name="P22"> <text:span text:style-name="T1">Construir tu aplicación respetando el diseño realizado (maquetación).</text:span></text:p>
        </text:list-item>
      </text:list>
      <text:h text:style-name="P35" text:outline-level="3"><text:bookmark text:name="user-content-dom"/>DOM</text:h>
      <text:list xml:id="list2902272440" text:style-name="L3">
        <text:list-item>
          <text:p text:style-name="P6"> <text:span text:style-name="T25">Uso de selectores del DOM.</text:span></text:p>
        </text:list-item>
        <text:list-item>
          <text:p text:style-name="P23"> <text:span text:style-name="T1">Manejo de eventos del DOM.</text:span></text:p>
        </text:list-item>
        <text:list-item>
          <text:p text:style-name="P23"> <text:span text:style-name="T1">Manipulación dinámica del DOM.</text:span></text:p>
        </text:list-item>
      </text:list>
      <text:h text:style-name="P35" text:outline-level="3"><text:bookmark text:name="user-content-javascript"/>Javascript</text:h>
      <text:list xml:id="list146577594" text:style-name="L4">
        <text:list-item>
          <text:p text:style-name="P7"> <text:span text:style-name="T26">Manipulación de strings.</text:span></text:p>
        </text:list-item>
        <text:list-item>
          <text:p text:style-name="P24"> <text:span text:style-name="T1">Uso de condicionales (if-else | switch).</text:span></text:p>
        </text:list-item>
        <text:list-item>
          <text:p text:style-name="P24"> <text:span text:style-name="T1">Uso de bucles (for | do-while).</text:span></text:p>
        </text:list-item>
        <text:list-item>
          <text:p text:style-name="P24"> <text:span text:style-name="T1">Uso de funciones (parámetros | argumentos | valor de retorno).</text:span></text:p>
        </text:list-item>
        <text:list-item>
          <text:p text:style-name="P18"> <text:span text:style-name="T25">Declaración correcta de variables (const &amp; let).</text:span></text:p>
        </text:list-item>
      </text:list>
      <text:h text:style-name="P35" text:outline-level="3"><text:bookmark text:name="user-content-testing"/>Testing</text:h>
      <text:list xml:id="list1150047920" text:style-name="L5">
        <text:list-item>
          <text:p text:style-name="P9"> <text:span text:style-name="T1">Testeo de tus funciones.</text:span></text:p>
        </text:list-item>
      </text:list>
      <text:h text:style-name="P35" text:outline-level="3"><text:bookmark text:name="user-content-git-y-github"/><text:soft-page-break/>Git y GitHub</text:h>
      <text:list xml:id="list3831316294" text:style-name="L6">
        <text:list-item>
          <text:p text:style-name="P11"> <text:span text:style-name="T1">Comandos de git (add | commit | pull | status | push).</text:span></text:p>
        </text:list-item>
        <text:list-item>
          <text:p text:style-name="P19"><text:span text:style-name="T23"> </text:span><text:span text:style-name="T24">Manejo de repositorios de GitHub (clone | fork |</text:span><text:span text:style-name="T1"> </text:span><text:span text:style-name="T25">gh-pages).</text:span></text:p>
        </text:list-item>
      </text:list>
      <text:h text:style-name="P35" text:outline-level="3"><text:bookmark text:name="user-content-buenas-prácticas-de-desarrollo"/>Buenas prácticas de desarrollo</text:h>
      <text:list xml:id="list2594690712" text:style-name="L7">
        <text:list-item>
          <text:p text:style-name="P8"> <text:span text:style-name="T26">Uso de identificadores descriptivos (Nomenclatura | Semántica).</text:span></text:p>
        </text:list-item>
        <text:list-item>
          <text:p text:style-name="P20"> <text:span text:style-name="T25">Uso de linter para seguir buenas prácticas (ESLINT).</text:span></text:p>
        </text:list-item>
      </text:list>
      <text:p text:style-name="Standard"/>
      <text:h text:style-name="P2" text:outline-level="2"><text:span text:style-name="T9">Criterios de aceptación mínimos del proyecto</text:span></text:h>
      <text:p text:style-name="P25"/>
      <text:p text:style-name="P26">Usa este alfabeto simple (solamente mayúsculas y sin ñ).</text:p>
      <text:list xml:id="list721354115" text:style-name="L8">
        <text:list-item>
          <text:p text:style-name="P12">A B C D E F G H I J K L M N O P Q R S T U V W X Y Z</text:p>
        </text:list-item>
      </text:list>
      <text:p text:style-name="P26">La interfaz debe permitir al usuario:</text:p>
      <text:list xml:id="list3360528710" text:style-name="L9">
        <text:list-item>
          <text:p text:style-name="P16"><text:span text:style-name="T12">Elegir un desplazamiento (</text:span><text:span text:style-name="Emphasis"><text:span text:style-name="T12">offset</text:span></text:span><text:span text:style-name="T12">) indicando cuántas posiciones queremos que el cifrado desplace cada caracter.</text:span></text:p>
        </text:list-item>
        <text:list-item>
          <text:p text:style-name="P13">Insertar un mensaje (texto) que queremos cifrar.</text:p>
        </text:list-item>
        <text:list-item>
          <text:p text:style-name="P13">Ver el resultado del mensaje cifrado.</text:p>
        </text:list-item>
        <text:list-item>
          <text:p text:style-name="P13">Insertar un mensaje (texto) a descifrar.</text:p>
        </text:list-item>
        <text:list-item>
          <text:p text:style-name="P13">Ver el resultado del mensaje descifrado.</text:p>
        </text:list-item>
      </text:list>
      <text:h text:style-name="P35" text:outline-level="3"><text:bookmark text:name="user-content-scripts--archivos"/>Scripts / Archivos</text:h>
      <text:h text:style-name="P1" text:outline-level="4"><text:bookmark text:name="user-content-ux-diseño-de-experiencia-de-usuario"/>UX (Diseño de experiencia de usuario)</text:h>
      <text:p text:style-name="P26">Antes de iniciar a codear, debes entender el problema que quieres solucionar y cómo tu aplicación lo soluciona.</text:p>
      <text:list xml:id="list3538450920" text:style-name="L10">
        <text:list-item>
          <text:p text:style-name="P14">Trabaja tu primer prototipo con papel y lápiz (blanco y negro).</text:p>
        </text:list-item>
        <text:list-item>
          <text:p text:style-name="P14"><text:soft-page-break/>Luego valida esta solución con una compañera (pedir feedback).</text:p>
        </text:list-item>
        <text:list-item>
          <text:p text:style-name="P29"><text:span text:style-name="T12">Toma lo aprendido al momento de validar tu primer prototipo y desarrolla un nuevo prototipo usando alguna herramienta para diseño de prototipos (</text:span><text:a xlink:type="simple" xlink:href="https://balsamiq.com/" text:style-name="Internet_20_link" text:visited-style-name="Visited_20_Internet_20_Link"><text:span text:style-name="T13">Balsamiq</text:span></text:a><text:span text:style-name="T12">, </text:span><text:a xlink:type="simple" xlink:href="https://www.figma.com/" text:style-name="Internet_20_link" text:visited-style-name="Visited_20_Internet_20_Link"><text:span text:style-name="T13">Figma</text:span></text:a><text:span text:style-name="T12">, </text:span><text:a xlink:type="simple" xlink:href="https://www.google.com/intl/es/slides/about/" text:style-name="Internet_20_link" text:visited-style-name="Visited_20_Internet_20_Link"><text:span text:style-name="T13">Google Slides</text:span></text:a><text:span text:style-name="T12">, etc.) Estos puntos los presentarás en el</text:span><text:span text:style-name="T3"> </text:span><text:span text:style-name="Source_20_Text"><text:span text:style-name="T16">README.md</text:span></text:span><text:span text:style-name="T18">.</text:span></text:p>
        </text:list-item>
      </text:list>
      <text:p text:style-name="P28"><text:span text:style-name="Strong_20_Emphasis"><text:span text:style-name="Source_20_Text"><text:span text:style-name="T7">README.md</text:span></text:span></text:span><text:span text:style-name="T3">:</text:span></text:p>
      <text:p text:style-name="P27">Debe contener lo siguiente:</text:p>
      <text:list xml:id="list3201300043" text:style-name="L11">
        <text:list-item>
          <text:p text:style-name="P10">Un título con el nombre de tu proyecto.</text:p>
        </text:list-item>
        <text:list-item>
          <text:p text:style-name="P10">Un resumen de 1 o 2 líneas de qué se trata tu proyecto.</text:p>
        </text:list-item>
        <text:list-item>
          <text:p text:style-name="P10">La imagen final de tu proyecto.</text:p>
        </text:list-item>
        <text:list-item>
          <text:p text:style-name="P10">Investigación UX:</text:p>
          <text:list>
            <text:list-item>
              <text:p text:style-name="P3">Explicar quiénes son los usuarios y los objetivos en relación con el producto.</text:p>
            </text:list-item>
            <text:list-item>
              <text:p text:style-name="P3">Explicar cómo el producto soluciona los problemas/necesidades de dichos usuarios.</text:p>
            </text:list-item>
            <text:list-item>
              <text:p text:style-name="P3">Luego colocarás la foto de tu primer prototipo en papel.</text:p>
            </text:list-item>
            <text:list-item>
              <text:p text:style-name="P3">Agregar un resumen del feedback recibido indicando las mejoras a realizar.</text:p>
            </text:list-item>
            <text:list-item>
              <text:p text:style-name="P3">Imagen del prototipo final.</text:p>
            </text:list-item>
          </text:list>
        </text:list-item>
      </text:list>
      <text:h text:style-name="P1" text:outline-level="4"><text:bookmark text:name="user-content-visualmente-html5-y-css3"/>Visualmente (HTML5 y CSS3)</text:h>
      <text:p text:style-name="P27">Deberás maquetar de forma exacta el prototipo final que hiciste en balsamiq utilizando HTML5 y CSS3. En este momento elegirás los colores, tipo de fuente, etc a usar.</text:p>
      <text:p text:style-name="P25">A continuación describimos los archivos que utilizarás:</text:p>
      <text:p text:style-name="P28"><text:span text:style-name="Strong_20_Emphasis"><text:span text:style-name="Source_20_Text"><text:span text:style-name="T14">src/index.html</text:span></text:span></text:span><text:span text:style-name="T12">:</text:span></text:p>
      <text:p text:style-name="P25"><text:span text:style-name="T23">En este archivo va el contenido que se mostrará al usuario (esqueleto HTML).</text:span> <text:span text:style-name="T23">Encontrarás 3 etiquetas iniciales, las cuales si deseas puedes borrar y empezar de cero:</text:span></text:p>
      <text:list xml:id="list3631981482" text:style-name="L12">
        <text:list-item>
          <text:p text:style-name="P30"><text:span text:style-name="Source_20_Text"><text:span text:style-name="T15">&lt;header&gt;</text:span></text:span><text:span text:style-name="T12">: encabezado de tu proyecto.</text:span></text:p>
        </text:list-item>
        <text:list-item>
          <text:p text:style-name="P30"><text:span text:style-name="Source_20_Text"><text:span text:style-name="T15">&lt;main&gt;</text:span></text:span><text:span text:style-name="T12">: contenido principal de tu proyecto.</text:span></text:p>
        </text:list-item>
        <text:list-item>
          <text:p text:style-name="P30"><text:span text:style-name="Source_20_Text"><text:span text:style-name="T15">&lt;footer&gt;</text:span></text:span><text:span text:style-name="T12">: pie de página de tu proyecto.</text:span></text:p>
        </text:list-item>
      </text:list>
      <text:p text:style-name="P28"><text:span text:style-name="Strong_20_Emphasis"><text:span text:style-name="Source_20_Text"><text:span text:style-name="T17">src/style.css</text:span></text:span></text:span><text:span text:style-name="T18">:</text:span></text:p>
      <text:p text:style-name="P27"><text:soft-page-break/>Este archivo debe contener las reglas de estilo. Queremos que escribas tus propias reglas, por eso NO está permitido el uso de frameworks de CSS3 (Bootstrap, materialize, etc).</text:p>
      <text:h text:style-name="P1" text:outline-level="4"><text:bookmark text:name="user-content-funcionalmente-javascript---pruebas-unitarias"/>Funcionalmente (JavaScript - pruebas unitarias)</text:h>
      <text:list xml:id="list418464586" text:style-name="L13">
        <text:list-item>
          <text:p text:style-name="P15">La lógica del proyecto debe estar implementada completamente en JavaScript.</text:p>
        </text:list-item>
        <text:list-item>
          <text:p text:style-name="P17"><text:span text:style-name="T12">En este proyecto NO está permitido usar librerías o frameworks, sólo </text:span><text:a xlink:type="simple" xlink:href="https://medium.com/laboratoria-how-to/vanillajs-vs-jquery-31e623bbd46e" text:style-name="Internet_20_link" text:visited-style-name="Visited_20_Internet_20_Link"><text:span text:style-name="T13">vanilla JavaScript</text:span></text:a><text:span text:style-name="T12">.</text:span></text:p>
        </text:list-item>
        <text:list-item>
          <text:p text:style-name="P31"><text:span text:style-name="T12">No se debe utilizar la </text:span><text:span text:style-name="Emphasis"><text:span text:style-name="T12">pseudo-variable</text:span></text:span><text:span text:style-name="T12"> </text:span><text:span text:style-name="Source_20_Text"><text:span text:style-name="T15">this</text:span></text:span><text:span text:style-name="T12">.</text:span></text:p>
        </text:list-item>
      </text:list>
      <text:p text:style-name="P27">Vas a tener 2 archivos JavaScript separando responsabilidades, a continuación indicamos qué harás en cada archivo:</text:p>
      <text:p text:style-name="P28"><text:span text:style-name="Strong_20_Emphasis"><text:span text:style-name="Source_20_Text"><text:span text:style-name="T17">src/cipher.js</text:span></text:span></text:span><text:span text:style-name="T18">:</text:span></text:p>
      <text:p text:style-name="P28"><text:span text:style-name="T18">Acá escribirás las 2 funciones necesarias para el usuario pueda cifrar o descifrar. Para esto debes implementar el </text:span><text:span text:style-name="Strong_20_Emphasis"><text:span text:style-name="T19">objeto </text:span></text:span><text:span text:style-name="Strong_20_Emphasis"><text:span text:style-name="Source_20_Text"><text:span text:style-name="T17">cipher</text:span></text:span></text:span><text:span text:style-name="T18">, el cual ya se encuentra </text:span><text:span text:style-name="Emphasis"><text:span text:style-name="T18">exportado</text:span></text:span><text:span text:style-name="T18"> en el objeto global (</text:span><text:span text:style-name="Source_20_Text"><text:span text:style-name="T16">window</text:span></text:span><text:span text:style-name="T18">). Este objeto (</text:span><text:span text:style-name="Source_20_Text"><text:span text:style-name="T16">cipher</text:span></text:span><text:span text:style-name="T18">) contiene dos métodos:</text:span></text:p>
      <text:list xml:id="list826274667" text:style-name="L14">
        <text:list-item>
          <text:p text:style-name="P32"><text:span text:style-name="Strong_20_Emphasis"><text:span text:style-name="Source_20_Text"><text:span text:style-name="T17">cipher.encode(offset, string)</text:span></text:span></text:span><text:span text:style-name="T18">: </text:span><text:span text:style-name="Source_20_Text"><text:span text:style-name="T16">offset</text:span></text:span><text:span text:style-name="T18"> es el número de posiciones que queremos mover a la derecha en el alfabeto y </text:span><text:span text:style-name="Source_20_Text"><text:span text:style-name="T16">string</text:span></text:span><text:span text:style-name="T18"> el mensaje (texto) que queremos cifrar.</text:span></text:p>
        </text:list-item>
        <text:list-item>
          <text:p text:style-name="P32"><text:span text:style-name="Strong_20_Emphasis"><text:span text:style-name="Source_20_Text"><text:span text:style-name="T17">cipher.decode(offset, string)</text:span></text:span></text:span><text:span text:style-name="T18">: </text:span><text:span text:style-name="Source_20_Text"><text:span text:style-name="T16">offset</text:span></text:span><text:span text:style-name="T18"> es el número de posiciones que queremos mover a la izquierda en el alfabeto y </text:span><text:span text:style-name="Source_20_Text"><text:span text:style-name="T16">string</text:span></text:span><text:span text:style-name="T18"> el mensaje (texto) que queremos descifrar.</text:span></text:p>
        </text:list-item>
      </text:list>
      <text:p text:style-name="P28"><text:span text:style-name="Strong_20_Emphasis"><text:span text:style-name="Source_20_Text"><text:span text:style-name="T17">src/index.js</text:span></text:span></text:span><text:span text:style-name="T18">:</text:span></text:p>
      <text:p text:style-name="P28"><text:span text:style-name="T18">Acá escribirás todo el código que tenga que ver con la interacción del DOM (seleccionar, actualizar y manipular elementos del DOM y eventos). Es decir, en este archivo deberás invocar a </text:span><text:span text:style-name="Source_20_Text"><text:span text:style-name="T16">cipher.encode(offset, string)</text:span></text:span><text:span text:style-name="T18"> y</text:span><text:span text:style-name="Source_20_Text"><text:span text:style-name="T16">cipher.decode(offset, string)</text:span></text:span><text:span text:style-name="T18"> según sea necesario para actualizar el resultado en la pantalla(UI).</text:span></text:p>
      <text:p text:style-name="P28"><text:span text:style-name="Strong_20_Emphasis"><text:span text:style-name="Source_20_Text"><text:span text:style-name="T17">test/cipher.spec.js</text:span></text:span></text:span><text:span text:style-name="T18">:</text:span></text:p>
      <text:p text:style-name="P28"><text:span text:style-name="T18">En este archivo tendrás que completar las pruebas unitarias de las funciones </text:span><text:span text:style-name="Source_20_Text"><text:span text:style-name="T16">cipher.encode(offset, string)</text:span></text:span><text:span text:style-name="T18"> y </text:span><text:span text:style-name="Source_20_Text"><text:span text:style-name="T16">cipher.decode(offset, string)</text:span></text:span><text:span text:style-name="T18"> implementadas en </text:span><text:span text:style-name="Source_20_Text"><text:span text:style-name="T16">cipher.js</text:span></text:span><text:span text:style-name="T18"> utilizando Jest. Tus pruebas unitarias deben dar un 70% en </text:span><text:span text:style-name="Emphasis"><text:span text:style-name="T18">coverage</text:span></text:span><text:span text:style-name="T18"> (cobertura), </text:span><text:span text:style-name="Emphasis"><text:span text:style-name="T18">statements</text:span></text:span><text:span text:style-name="T18"> (sentencias), </text:span><text:span text:style-name="Emphasis"><text:span text:style-name="T18">functions</text:span></text:span><text:span text:style-name="T18"> (funciones) y </text:span><text:span text:style-name="Emphasis"><text:span text:style-name="T18">lines</text:span></text:span><text:span text:style-name="T18"> (líneas); y un mínimo del 50% de </text:span><text:span text:style-name="Emphasis"><text:span text:style-name="T18">branches</text:span></text:span><text:span text:style-name="T18">(ramas)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8:52:19.624167817</meta:creation-date>
    <dc:date>2020-02-11T13:20:00.597391653</dc:date>
    <meta:editing-duration>PT4H17M20S</meta:editing-duration>
    <meta:editing-cycles>1</meta:editing-cycles>
    <meta:document-statistic meta:table-count="0" meta:image-count="0" meta:object-count="0" meta:page-count="4" meta:paragraph-count="76" meta:word-count="786" meta:character-count="4868" meta:non-whitespace-character-count="4184"/>
    <meta:generator>LibreOffice/6.0.7.3$Linux_X86_64 LibreOffice_project/00m0$Build-3</meta:generator>
  </office:meta>
</office:document-meta>
</file>